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ENDEZU PORRAS JOHN EMERSO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076070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763635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ODRIGUEZ CAVERO, EDER JUS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9815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PUMA TORRES, GERMAN LUI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92418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4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19:36:5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